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'Everson Mono', FreeMono, Menlo, Terminal, monospace"/>
    <style:font-face style:name="Mangal1" svg:font-family="Mangal"/>
    <style:font-face style:name="Menlo" svg:font-family="Menlo, 'Lucida Console', monospace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f0f0f0" style:text-line-through-style="none" style:font-name="DejaVu Sans Mono" fo:font-size="11.2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name-complex="Calibri"/>
    </style:style>
    <style:style style:name="P4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weight-asian="bold" style:font-name-complex="Calibri" style:font-weight-complex="bold"/>
    </style:style>
    <style:style style:name="P5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#ffffff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solid" style:text-underline-width="auto" style:text-underline-color="font-color" fo:font-weight="bold" style:text-blinking="false" fo:background-color="#ffff66" style:font-weight-asian="bold" style:font-name-complex="Calibri" style:font-weight-complex="bold"/>
    </style:style>
    <style:style style:name="P10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solid" style:text-underline-width="auto" style:text-underline-color="font-color" fo:font-weight="bold" style:text-blinking="false" fo:background-color="transparent" style:font-weight-asian="bold" style:font-name-complex="Calibri" style:font-weight-complex="bold"/>
    </style:style>
    <style:style style:name="P11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2" style:family="paragraph" style:parent-style-name="Standard">
      <style:text-properties fo:font-variant="normal" fo:text-transform="none" fo:color="#1c1c1c" style:text-line-through-style="none" style:font-name="DejaVu Sans Mono" fo:font-size="11.25pt" fo:letter-spacing="normal" fo:font-style="normal" style:text-underline-style="solid" style:text-underline-width="auto" style:text-underline-color="font-color" fo:font-weight="bold" style:text-blinking="false" fo:background-color="#ffffff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style:text-properties fo:font-variant="normal" fo:text-transform="none" fo:color="#1c1c1c" style:text-line-through-style="none" style:font-name="Calibri" fo:font-size="12pt" fo:letter-spacing="normal" fo:font-style="normal" style:text-underline-style="none" fo:font-weight="normal" style:text-blinking="false" fo:background-color="transparent" style:font-size-asian="12pt" style:font-weight-asian="normal" style:font-name-complex="Calibri" style:font-size-complex="12pt" style:font-weight-complex="normal"/>
    </style:style>
    <style:style style:name="P14" style:family="paragraph" style:parent-style-name="Standard">
      <style:text-properties fo:font-variant="normal" fo:text-transform="none" fo:color="#1c1c1c" style:text-line-through-style="none" style:font-name="Calibri" fo:font-size="12pt" fo:letter-spacing="normal" fo:font-style="normal" style:text-underline-style="none" fo:font-weight="normal" style:text-blinking="false" fo:background-color="#ffffff" style:font-size-asian="12pt" style:font-weight-asian="normal" style:font-name-complex="Calibri" style:font-size-complex="12pt" style:font-weight-complex="normal"/>
    </style:style>
    <style:style style:name="P15" style:family="paragraph" style:parent-style-name="Standard">
      <style:text-properties fo:font-variant="normal" fo:text-transform="none" fo:color="#1c1c1c" style:text-line-through-style="none" style:font-name="Calibri" fo:font-size="12pt" fo:letter-spacing="normal" fo:font-style="normal" style:text-underline-style="solid" style:text-underline-width="auto" style:text-underline-color="font-color" fo:font-weight="bold" style:text-blinking="false" fo:background-color="#ffffff" style:font-size-asian="12pt" style:font-weight-asian="bold" style:font-name-complex="Calibri" style:font-size-complex="12pt" style:font-weight-complex="bold"/>
    </style:style>
    <style:style style:name="P16" style:family="paragraph" style:parent-style-name="Standard">
      <style:text-properties fo:font-variant="normal" fo:text-transform="none" fo:color="#1c1c1c" style:text-line-through-style="none" style:font-name="Calibri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text-properties fo:color="#1c1c1c"/>
    </style:style>
    <style:style style:name="P18" style:family="paragraph" style:parent-style-name="Standard">
      <style:text-properties fo:color="#1c1c1c" style:font-name="Calibri" fo:font-size="12pt" style:font-size-asian="12pt" style:font-name-complex="Calibri" style:font-size-complex="12pt"/>
    </style:style>
    <style:style style:name="P19" style:family="paragraph" style:parent-style-name="Standard">
      <style:text-properties style:font-name="Calibri" fo:font-size="12pt" style:font-size-asian="12pt" style:font-name-complex="Calibri" style:font-size-complex="12pt"/>
    </style:style>
    <style:style style:name="P20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P21" style:family="paragraph" style:parent-style-name="Preformatted_20_Text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6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ffff66"/>
    </style:style>
    <style:style style:name="T4" style:family="text">
      <style:text-properties fo:background-color="#ffffff" style:font-size-asian="12pt" style:font-name-complex="Calibri" style:font-size-complex="12pt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1c1c1c" style:text-line-through-style="none" style:font-name="DejaVu Sans Mono" fo:font-size="11.25pt" fo:letter-spacing="normal" fo:font-style="normal" style:text-underline-style="none" fo:font-weight="normal" style:text-blinking="false" fo:background-color="#ffffff" style:font-size-asian="12pt" style:font-weight-asian="normal" style:font-name-complex="Calibri" style:font-size-complex="12pt" style:font-weight-complex="normal"/>
    </style:style>
    <style:style style:name="T8" style:family="text">
      <style:text-properties fo:font-variant="normal" fo:text-transform="none" style:text-line-through-style="none" style:font-name="DejaVu Sans Mono" fo:font-size="11.25pt" fo:letter-spacing="normal" fo:font-style="normal" style:text-underline-style="none" fo:font-weight="normal" style:text-blinking="false" fo:background-color="#ffffff" style:font-size-asian="12pt" style:font-weight-asian="normal" style:font-name-complex="Calibri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font-name="Calibri" fo:font-size="12pt" fo:letter-spacing="normal" fo:font-style="normal" style:text-underline-style="none" fo:font-weight="normal" style:text-blinking="false" fo:background-color="#ffffff" style:font-name-asian="Consolas1" style:font-size-asian="12pt" style:font-weight-asian="normal" style:font-name-complex="Calibri" style:font-size-complex="12pt" style:font-weight-complex="normal"/>
    </style:style>
    <style:style style:name="T10" style:family="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name-complex="Calibri" style:font-size-complex="12pt" style:font-weight-complex="bold"/>
    </style:style>
    <style:style style:name="T11" style:family="text">
      <style:text-properties fo:color="#303336" style:font-name="inherit" fo:font-size="9.75pt" fo:background-color="#eff0f1"/>
    </style:style>
    <style:style style:name="T12" style:family="text">
      <style:text-properties fo:color="#303336" style:font-name="Consolas" fo:font-size="9.75pt" style:text-underline-style="none" fo:font-weight="normal"/>
    </style:style>
    <style:style style:name="T13" style:family="text">
      <style:text-properties fo:color="#303336" style:font-name="Consolas" fo:font-size="9.75pt" fo:background-color="#eff0f1"/>
    </style:style>
    <style:style style:name="T14" style:family="text">
      <style:text-properties fo:color="#303336" style:text-underline-style="none"/>
    </style:style>
    <style:style style:name="T15" style:family="text">
      <style:text-properties fo:color="#101094" style:font-name="Consolas" fo:font-size="9.75pt" style:text-underline-style="none" fo:font-weight="normal"/>
    </style:style>
    <style:style style:name="T16" style:family="text">
      <style:text-properties fo:color="#101094" style:font-name="inherit" fo:font-size="9.75pt" fo:background-color="#eff0f1"/>
    </style:style>
    <style:style style:name="T17" style:family="text">
      <style:text-properties fo:color="#1c1c1c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font-size="11.25pt" style:text-underline-style="none" fo:font-weight="normal" style:font-weight-asian="normal" style:font-name-complex="Calibri" style:font-weight-complex="normal"/>
    </style:style>
    <style:style style:name="T20" style:family="text">
      <style:text-properties fo:color="#7d2727" style:font-name="inherit" fo:font-size="9.75pt" fo:background-color="#eff0f1"/>
    </style:style>
    <style:style style:name="T21" style:family="text">
      <style:text-properties fo:color="#333333" style:font-name="Menlo" fo:font-size="9pt" fo:background-color="#eff0f1"/>
    </style:style>
    <style:style style:name="T22" style:family="text">
      <style:text-properties fo:color="#666666" style:font-name="Menlo" fo:font-size="9pt" fo:background-color="#eff0f1"/>
    </style:style>
    <style:style style:name="T23" style:family="text">
      <style:text-properties fo:color="#007020" style:font-name="Menlo" fo:font-size="9pt" fo:font-weight="bold" fo:background-color="#eff0f1"/>
    </style:style>
    <style:style style:name="T24" style:family="text">
      <style:text-properties fo:color="#40a070" style:font-name="Menlo" fo:font-size="9pt" fo:background-color="#eff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/text:p>
      <text:p text:style-name="P3"/>
      <text:p text:style-name="P3"><text:tab/><text:tab/><text:tab/><text:tab/> <text:s text:c="7"/><text:span text:style-name="T2"><text:s/>PySpark workouts</text:span><text:span text:style-name="T1"><text:tab/></text:span><text:tab/><text:span text:style-name="T5"> </text:span><text:tab/></text:p>
      <text:p text:style-name="P3"/>
      <text:p text:style-name="P3"/>
      <text:p text:style-name="P3"/>
      <text:p text:style-name="P9">Transformations :</text:p>
      <text:p text:style-name="P3"/>
      <text:p text:style-name="P3"/>
      <text:p text:style-name="P3">Sample rdd and types</text:p>
      <text:p text:style-name="P3"/>
      <text:p text:style-name="P3"/>
      <text:p text:style-name="P3">data = sc.textFile("file:///home/hduser/usdata.csv")</text:p>
      <text:p text:style-name="P3"/>
      <text:p text:style-name="P3">data.collect()</text:p>
      <text:p text:style-name="P3"/>
      <text:p text:style-name="P3"/>
      <text:p text:style-name="P3">lengthdata =data.filter(lambda x:len(x)&gt;200)</text:p>
      <text:p text:style-name="P3"/>
      <text:p text:style-name="P3"><text:s/><text:tab/></text:p>
      <text:p text:style-name="P3">cachelen = lengthdata.cache()</text:p>
      <text:p text:style-name="P3"/>
      <text:p text:style-name="P3"/>
      <text:p text:style-name="P3"/>
      <text:p text:style-name="P10">Filter RDD:</text:p>
      <text:p text:style-name="P3"/>
      <text:p text:style-name="P3">data = sc.textFile("file:///home/hduser/usdata.csv")</text:p>
      <text:p text:style-name="P3"/>
      <text:p text:style-name="P3">lengthdata =data.filter(lambda x:len(x)&gt;200)</text:p>
      <text:p text:style-name="P3"/>
      <text:p text:style-name="P3">lengthdata.collect()</text:p>
      <text:p text:style-name="P3"/>
      <text:p text:style-name="P3"/>
      <text:p text:style-name="P10">Flat Map:</text:p>
      <text:p text:style-name="P3"/>
      <text:p text:style-name="P3">flatdata=lengthdata.flatMap(lambda x:x.split(","))</text:p>
      <text:p text:style-name="P3"/>
      <text:p text:style-name="P3">flatdata.collect()</text:p>
      <text:p text:style-name="P3"/>
      <text:p text:style-name="P3"/>
      <text:p text:style-name="P10">Map:</text:p>
      <text:p text:style-name="P3"/>
      <text:p text:style-name="P3"/>
      <text:p text:style-name="P3"/>
      <text:p text:style-name="P3"/>
      <text:p text:style-name="P3"/>
      <text:p text:style-name="P10">MapPartitions:</text:p>
      <text:p text:style-name="P3"/>
      <text:p text:style-name="P3"/>
      <text:p text:style-name="P3"/>
      <text:p text:style-name="P10">Union: </text:p>
      <text:p text:style-name="P3">x=&gt;x.mkString(“,”)</text:p>
      <text:p text:style-name="P3">lengthdata =data.filter(lambda x:len(x)&gt;200)</text:p>
      <text:p text:style-name="P3"/>
      <text:p text:style-name="P3">lengthdata1 =data.filter(lambda x:len(x)&gt;200)</text:p>
      <text:p text:style-name="P3"><text:soft-page-break/></text:p>
      <text:p text:style-name="P3">bothlength = lengthdata.union(lengthdata1)</text:p>
      <text:p text:style-name="P3"/>
      <text:p text:style-name="P3">bothlength.collect()</text:p>
      <text:p text:style-name="P3"/>
      <text:p text:style-name="P3"/>
      <text:p text:style-name="P3"/>
      <text:p text:style-name="P10">Distinct: </text:p>
      <text:p text:style-name="P3"/>
      <text:p text:style-name="P3"/>
      <text:p text:style-name="P3">distincatdata=bothlength.distinct()</text:p>
      <text:p text:style-name="P3"/>
      <text:p text:style-name="P3">distincatdata.collect()</text:p>
      <text:p text:style-name="P3"/>
      <text:p text:style-name="P3"/>
      <text:p text:style-name="P3"/>
      <text:p text:style-name="P10">Coalesce: </text:p>
      <text:p text:style-name="P3"/>
      <text:p text:style-name="P3"/>
      <text:p text:style-name="P3">print(distincatdata.getNumPartitions())</text:p>
      <text:p text:style-name="P3"/>
      <text:p text:style-name="P3"/>
      <text:p text:style-name="P3">coaldata=distincatdata.coalesce(2)</text:p>
      <text:p text:style-name="P3"/>
      <text:p text:style-name="P3"/>
      <text:p text:style-name="P3">print(coaldata.getNumPartitions())</text:p>
      <text:p text:style-name="P3"/>
      <text:p text:style-name="P3"/>
      <text:p text:style-name="P10">Repartition : </text:p>
      <text:p text:style-name="P3"/>
      <text:p text:style-name="P3"/>
      <text:p text:style-name="P3">repartdata=coaldata.coalesce(5)</text:p>
      <text:p text:style-name="P3"/>
      <text:p text:style-name="P3">print(repartdata.getNumPartitions())</text:p>
      <text:p text:style-name="P3"/>
      <text:p text:style-name="P3"/>
      <text:p text:style-name="P3">repartdata=coaldata.repartition(5)</text:p>
      <text:p text:style-name="P3"/>
      <text:p text:style-name="P3">print(repartdata.getNumPartitions())</text:p>
      <text:p text:style-name="P3"/>
      <text:p text:style-name="P3"/>
      <text:p text:style-name="P9">Actions : </text:p>
      <text:p text:style-name="P3"/>
      <text:p text:style-name="P3"/>
      <text:p text:style-name="P3"/>
      <text:p text:style-name="P3"/>
      <text:p text:style-name="P10">Count : </text:p>
      <text:p text:style-name="P3"/>
      <text:p text:style-name="P3"/>
      <text:p text:style-name="P3"/>
      <text:p text:style-name="P10">SaveAsTextFile : </text:p>
      <text:p text:style-name="P3"/>
      <text:p text:style-name="P3"/>
      <text:p text:style-name="P3">distincatdata.saveAsTextFile("file:///home/accessvignesh9151/distinctdata/")</text:p>
      <text:p text:style-name="P3"><text:soft-page-break/></text:p>
      <text:p text:style-name="P3"/>
      <text:p text:style-name="P9">RDD Caching Methods : </text:p>
      <text:p text:style-name="P3"/>
      <text:p text:style-name="P3"/>
      <text:p text:style-name="P3"/>
      <text:p text:style-name="P10">Cache : </text:p>
      <text:p text:style-name="P10"/>
      <text:p text:style-name="P4">distincatdata.cache()</text:p>
      <text:p text:style-name="P3"/>
      <text:p text:style-name="P3"/>
      <text:p text:style-name="P3"/>
      <text:p text:style-name="P10">Persist:</text:p>
      <text:p text:style-name="P10"/>
      <text:p text:style-name="P10"/>
      <text:p text:style-name="P4">distincatdata.persist()</text:p>
      <text:p text:style-name="P4"/>
      <text:p text:style-name="P4"/>
      <text:p text:style-name="P4"><text:tab/><text:tab/></text:p>
      <text:p text:style-name="P4"/>
      <text:p text:style-name="P4"><text:tab/><text:tab/><text:tab/><text:tab/><text:tab/><text:span text:style-name="T3">PySpark Sql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19"/>
      <text:p text:style-name="P20">Working with native SQL </text:p>
      <text:p text:style-name="P19"/>
      <text:p text:style-name="P8">Load data from csv, create temp table and write sql queries ]</text:p>
      <text:p text:style-name="P8"/>
      <text:p text:style-name="P12">Spark Session:</text:p>
      <text:p text:style-name="P8"/>
      <text:p text:style-name="P2">from pyspark.conf import SparkConf</text:p>
      <text:p text:style-name="P5">SparkSession.builder.config(conf=SparkConf())</text:p>
      <text:p text:style-name="P14"/>
      <text:p text:style-name="P15">Read CSV file :</text:p>
      <text:p text:style-name="P15"/>
      <text:p text:style-name="P15"><text:span text:style-name="T19">df= spark.read.option("header","true").option("delimiter",",").csv("</text:span><text:a xlink:type="simple" xlink:href="../../../../../home/hduser/usdata.csv" text:style-name="Internet_20_link" text:visited-style-name="Visited_20_Internet_20_Link">file:///home/hduser/usdata.csv</text:a><text:span text:style-name="T19">")</text:span></text:p>
      <text:p text:style-name="P15"><text:span text:style-name="T19"/></text:p>
      <text:p text:style-name="P15"><text:span text:style-name="T19">df.printSchema()</text:span></text:p>
      <text:p text:style-name="P4"><text:span text:style-name="T3"/></text:p>
      <text:p text:style-name="Standard"><text:span text:style-name="T7">df1= spark.read.option("header","true").option("delimiter",",").option("</text:span><text:span text:style-name="T9">inferschema</text:span><text:span text:style-name="T7">","true").csv("</text:span><text:a xlink:type="simple" xlink:href="../../../../../home/hduser/usdata.csv" text:style-name="Internet_20_link" text:visited-style-name="Visited_20_Internet_20_Link">file:///home/hduser/usdata.csv</text:a><text:span text:style-name="T7">")</text:span></text:p>
      <text:p text:style-name="Standard"><text:span text:style-name="T7"/></text:p>
      <text:p text:style-name="P15"><text:span text:style-name="T19">df1.printSchema()</text:span></text:p>
      <text:p text:style-name="P15"><text:span text:style-name="T19"/></text:p>
      <text:p text:style-name="P15"><text:span text:style-name="T19">df1.createTempView("usdata")</text:span></text:p>
      <text:p text:style-name="P15"><text:span text:style-name="T19">spark.sql("select * from usdata").show()</text:span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17"><text:soft-page-break/></text:p>
      <text:p text:style-name="P2"/>
      <text:p text:style-name="P2"/>
      <text:p text:style-name="P11">Converting a textfile to a dataframe :</text:p>
      <text:p text:style-name="P11"/>
      <text:p text:style-name="P11"><text:span text:style-name="T15">from</text:span><text:span text:style-name="T14"> </text:span><text:span text:style-name="T12">pyspark.sql.types </text:span><text:span text:style-name="T15">import</text:span><text:span text:style-name="T14"> </text:span><text:span text:style-name="T12">*</text:span></text:p>
      <text:p text:style-name="P11"><text:span text:style-name="T12"/></text:p>
      <text:p text:style-name="P11"><text:span text:style-name="T12"/></text:p>
      <text:p text:style-name="P7">struct=StructType([StructField("id", StringType(), True), StructField("created_at", TimestampType(), True), StructField("updated_at", StringType(), True)])</text:p>
      <text:p text:style-name="P7"/>
      <text:p text:style-name="P7"/>
      <text:p text:style-name="P7">data =sc.textFile(<text:span text:style-name="T4">"</text:span><text:a xlink:type="simple" xlink:href="../../../../../home/hduser/usdata.csv" text:style-name="Internet_20_link" text:visited-style-name="Visited_20_Internet_20_Link"><text:span text:style-name="T4">file:///home/hduser/usdata.csv</text:span></text:a><text:span text:style-name="T4">"</text:span>)</text:p>
      <text:p text:style-name="P7"/>
      <text:p text:style-name="P7"/>
      <text:p text:style-name="Standard"><text:span text:style-name="Source_20_Text"><text:span text:style-name="T6">header = data.first</text:span></text:span></text:p>
      <text:p text:style-name="P7"/>
      <text:p text:style-name="Standard"><text:span text:style-name="Source_20_Text"><text:span text:style-name="T6">log_txt = data.filter(lambda line: line != header)</text:span></text:span></text:p>
      <text:p text:style-name="P7"/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temp_var = log_txt.map(lambda k: k.split(",")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people = temp_var.map(lambda p: (p[0], p[1].strip,p[2].strip)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log_df = spark.createDataFrame(temp_var, struct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P21"><text:span text:style-name="Source_20_Text"><text:span text:style-name="T11"/></text:span></text:p>
      <text:p text:style-name="P21"><text:span text:style-name="Source_20_Text"><text:span text:style-name="T21"/></text:span></text:p>
      <text:p text:style-name="P21"><text:span text:style-name="Source_20_Text"><text:span text:style-name="T11"/></text:span></text:p>
      <text:p text:style-name="P21"><text:span text:style-name="Source_20_Text"><text:span text:style-name="T11"/></text:span></text:p>
      <text:p text:style-name="P11">Reading a JSON File:</text:p>
      <text:p text:style-name="P7"/>
      <text:p text:style-name="P1"><text:span text:style-name="T17">spark.read.json("</text:span><text:a xlink:type="simple" xlink:href="../../../../../home/accessvignesh9151/devices.json" text:style-name="Internet_20_link" text:visited-style-name="Visited_20_Internet_20_Link">file:///home/accessvignesh9151/devices.json</text:a><text:span text:style-name="T17">").show</text:span></text:p>
      <text:p text:style-name="P1"><text:span text:style-name="T17"/></text:p>
      <text:p text:style-name="P1"><text:span text:style-name="T17"/></text:p>
      <text:p text:style-name="P7"><text:span text:style-name="T10">Save Mode -- </text:span></text:p>
      <text:p text:style-name="P18"/>
      <text:p text:style-name="P18">mode.("Append")</text:p>
      <text:p text:style-name="P18">mode.("Overwrite")</text:p>
      <text:p text:style-name="P18">mode.("Error")</text:p>
      <text:p text:style-name="P13">mode.("Ignore")</text:p>
      <text:p text:style-name="P13"/>
      <text:p text:style-name="P13"/>
      <text:p text:style-name="P16">DF To rdd conversion:</text:p>
      <text:p text:style-name="P13"/>
      <text:p text:style-name="P5">df.rdd.map(lambda x:x.mkString(","))</text:p>
      <text:p text:style-name="P7"/>
      <text:p text:style-name="P7"/>
      <text:p text:style-name="P7"/>
      <text:p text:style-name="P11"/>
      <text:p text:style-name="P2"/>
      <text:p text:style-name="P17"/>
      <text:p text:style-name="P17"><text:soft-page-break/><text:span text:style-name="T8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'Everson Mono', FreeMono, Menlo, Terminal, monospace"/>
    <style:font-face style:name="Mangal1" svg:font-family="Mangal"/>
    <style:font-face style:name="Menlo" svg:font-family="Menlo, 'Lucida Console', monospace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9T05:07:11.64</meta:creation-date>
    <dc:date>2018-12-09T06:50:12.86</dc:date>
    <meta:editing-duration>PT1H43M13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5" meta:paragraph-count="77" meta:word-count="180" meta:character-count="2405"/>
  </office:meta>
</office:document-meta>
</file>